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0fab3a" officeooo:paragraph-rsid="000fab3a"/>
    </style:style>
    <style:style style:name="P2" style:family="paragraph" style:parent-style-name="Standard">
      <style:text-properties fo:font-weight="bold" style:font-weight-asian="bold" style:font-weight-complex="bold"/>
    </style:style>
    <style:style style:name="P3" style:family="paragraph" style:parent-style-name="Text_20_body">
      <style:text-properties officeooo:paragraph-rsid="000fab3a"/>
    </style:style>
    <style:style style:name="P4" style:family="paragraph" style:parent-style-name="Text_20_body" style:list-style-name="L1">
      <style:text-properties officeooo:paragraph-rsid="000fab3a"/>
    </style:style>
    <style:style style:name="T1" style:family="text">
      <style:text-properties officeooo:rsid="000e35cd"/>
    </style:style>
    <style:style style:name="T2" style:family="text">
      <style:text-properties officeooo:rsid="0010e01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poran</text:p>
      <text:p text:style-name="Standard">Nama : Ari Ali Nugroho</text:p>
      <text:p text:style-name="Standard">Kelas : 11 IPA 3</text:p>
      <text:p text:style-name="Standard"/>
      <text:p text:style-name="Standard">Waktu : <text:span text:style-name="T1">8</text:span> Mei 2020 (video durasi: <text:span text:style-name="T1">1 jam</text:span>)</text:p>
      <text:p text:style-name="Standard">Sumber : Internet (youtube.com)</text:p>
      <text:p text:style-name="Standard">Penceramah : Ustadz <text:span text:style-name="T1">Abdul Somad</text:span></text:p>
      <text:p text:style-name="Standard"/>
      <text:p text:style-name="P2">Materi : Qira'ah Kitab Arrisalah Al-Qushairiyyah (<text:span text:style-name="T1">tentang Doa</text:span>)</text:p>
      <text:p text:style-name="P2"/>
      <text:p text:style-name="P2"/>
      <text:h text:style-name="P1" text:outline-level="2">Rangkuman:</text:h>
      <text:p text:style-name="P3"/>
      <text:list xml:id="list3572490236" text:style-name="L1">
        <text:list-item>
          <text:p text:style-name="P4">Doa adalah otaknya ibadah.</text:p>
        </text:list-item>
        <text:list-item>
          <text:p text:style-name="P4">Doa adalah kunci pembuka segala kebutuhan, seseorang yang mengalami kesusasahan mendapatkan ketenangannya ketika berdoa.</text:p>
        </text:list-item>
        <text:list-item>
          <text:p text:style-name="P4">Doa mudah dikabulkan adalah doa ketika seseorang dalam keadaan "terjepit" sehingga seakan-akan tidak ada lagi pertolongan kecuali kepada Allah.</text:p>
        </text:list-item>
        <text:list-item>
          <text:p text:style-name="P4">Rasul<text:span text:style-name="T2">u</text:span>llah Shallallahu alaihi wassalam bersabda "Demi Dzat yang jiwaku berada di tangan-Nya, sungguh orang ini telah meminta kepada Allah dengan ismullah al-a’dzam (nama Allah yang paling agung), dimana, ketika seseorang berdoa dengan menyebut nama itu, maka doanya akan diijabahi. Daan apabila dia meminta kepada Allah dengan menyebut nama itu, maka dia akan diberi."</text:p>
        </text:list-item>
        <text:list-item>
          <text:p text:style-name="P4">Diantara adab berdoa adalah, hati nya hadir (tidak memikirkan kemana-mana) dan tidak lalai.</text:p>
        </text:list-item>
        <text:list-item>
          <text:p text:style-name="P4">Orang yang berdoa memakan makanan yang halal.</text:p>
        </text:list-item>
        <text:list-item>
          <text:p text:style-name="P4">Rasulillah Shallallahu alaihi wassalam bersabda "Perbaikilah makananmu pasti engkau menjadi orang yang dikabulkan do’anya"</text:p>
        </text:list-item>
        <text:list-item>
          <text:p text:style-name="P4">Allah tidak mengabulkan suatu doa yang berdoa tetapi hatinya berada di tempat lain.</text:p>
        </text:list-item>
        <text:list-item>
          <text:p text:style-name="P4">Barangsiapa yang tidak pernah bosan untuk berdoa, maka akan dikabulkan oleh Allah.</text:p>
        </text:list-item>
        <text:list-item>
          <text:p text:style-name="P4">Doa tingkat rendah dengan lisan, Doa orang zuhud dengan perbuatan, Doa orang arif dengan kondisinya.</text:p>
        </text:list-item>
        <text:list-item>
          <text:p text:style-name="P4">Sebaik-baik Doa adalah yang membangkitkan rasa sedih.</text:p>
        </text:list-item>
      </text:list>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officeooo:rsid="000fab3a"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8T08:48:48.472070134</meta:creation-date>
    <dc:date>2020-05-08T09:05:15.671709923</dc:date>
    <meta:editing-duration>PT6M16S</meta:editing-duration>
    <meta:editing-cycles>4</meta:editing-cycles>
    <meta:generator>LibreOffice/6.4.2.2$Linux_X86_64 LibreOffice_project/40$Build-2</meta:generator>
    <meta:document-statistic meta:table-count="0" meta:image-count="0" meta:object-count="0" meta:page-count="1" meta:paragraph-count="19" meta:word-count="220" meta:character-count="1476" meta:non-whitespace-character-count="1286"/>
  </office:meta>
</office:document-meta>
</file>